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a3ce" officeooo:paragraph-rsid="0012a3ce"/>
    </style:style>
    <style:style style:name="P2" style:family="paragraph" style:parent-style-name="Standard">
      <style:text-properties fo:font-weight="bold" officeooo:rsid="0014de5e" officeooo:paragraph-rsid="0014de5e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34b60" style:font-size-asian="14pt" style:font-weight-asian="bold" style:font-size-complex="14pt" style:font-weight-complex="bold"/>
    </style:style>
    <style:style style:name="T3" style:family="text">
      <style:text-properties officeooo:rsid="0015e6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periment</text:span><text:span text:style-name="T2">s</text:span><text:span text:style-name="T1">.odt</text:span><text:line-break/><text:line-break/><text:line-break/><text:span text:style-name="T3">33- Bertsioari dagokion esperimentuak.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8cm" fo:margin-right="2.01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3:10:54.648467996</meta:creation-date>
    <dc:date>2016-05-04T18:05:53.043516312</dc:date>
    <meta:editing-duration>PT5M38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5" meta:character-count="56" meta:non-whitespace-character-count="50"/>
  </office:meta>
</office:document-meta>
</file>